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333333" draw:marker-start-width="0.242cm" draw:marker-end-width="0.242cm" draw:fill="none" draw:textarea-horizontal-align="justify" draw:textarea-vertical-align="middle" draw:auto-grow-height="false" fo:min-height="3.214cm" fo:min-width="19.062cm" fo:padding-top="0.139cm" fo:padding-bottom="0.139cm" fo:padding-left="0.264cm" fo:padding-right="0.264cm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286cm" fo:min-width="1.03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67cm" fo:min-width="0.71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0.71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2cm" fo:min-width="0.814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56cm" fo:min-width="4.49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304cm" fo:min-width="1.05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dash" draw:stroke-dash="Dot" svg:stroke-width="0.028cm" svg:stroke-color="#333333" draw:marker-start-width="0.242cm" draw:marker-end-width="0.242cm" draw:fill="none" draw:textarea-horizontal-align="justify" draw:textarea-vertical-align="middle" draw:auto-grow-height="false" fo:min-height="3.967cm" fo:min-width="10.167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Dot" svg:stroke-width="0.028cm" svg:stroke-color="#333333" draw:marker-start-width="0.242cm" draw:marker-end-width="0.242cm" draw:fill="none" draw:textarea-horizontal-align="justify" draw:textarea-vertical-align="middle" draw:auto-grow-height="false" fo:min-height="3.967cm" fo:min-width="4.882cm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86cm" fo:min-width="0.73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85cm" fo:min-width="0.73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986cm" fo:min-width="0.73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1.186cm" fo:min-width="0.67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5cm" fo:min-width="0.83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186cm" fo:min-width="0.677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599cm" fo:min-width="0.104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Long_20_Dash" svg:stroke-width="0.053cm" svg:stroke-color="#333333" draw:marker-start-width="0.279cm" draw:marker-end-width="0.279cm" draw:fill="solid" draw:fill-color="#eeeeee" draw:textarea-horizontal-align="justify" draw:textarea-vertical-align="middle" draw:auto-grow-height="false" fo:min-height="3.47cm" fo:min-width="13.765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168cm" fo:min-width="0.659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581cm" fo:min-width="0.08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968cm" fo:min-width="0.719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1.168cm" fo:min-width="0.659cm" fo:padding-top="0.151cm" fo:padding-bottom="0.151cm" fo:padding-left="0.276cm" fo:padding-right="0.276cm"/>
    </style:style>
    <style:style style:name="gr23" style:family="graphic" style:parent-style-name="objectwithoutfill">
      <style:graphic-properties draw:stroke="solid"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656cm" fo:min-width="4.493cm" fo:padding-top="0.134cm" fo:padding-bottom="0.134cm" fo:padding-left="0.259cm" fo:padding-right="0.259cm"/>
    </style:style>
    <style:style style:name="gr25" style:family="graphic" style:parent-style-name="standard">
      <style:graphic-properties svg:stroke-color="#333333" draw:fill-color="#eeeeee" draw:textarea-horizontal-align="justify" draw:textarea-vertical-align="middle" draw:auto-grow-height="false" fo:min-height="1.184cm" fo:min-width="2.821cm"/>
      <style:paragraph-properties style:writing-mode="lr-tb"/>
    </style:style>
    <style:style style:name="gr26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967cm" fo:min-width="0.719cm" fo:padding-top="0.151cm" fo:padding-bottom="0.151cm" fo:padding-left="0.276cm" fo:padding-right="0.276cm"/>
    </style:style>
    <style:style style:name="gr27" style:family="graphic" style:parent-style-name="standard">
      <style:graphic-properties svg:stroke-width="0.081cm" svg:stroke-color="#333333" draw:marker-start-width="0.321cm" draw:marker-end-width="0.321cm" draw:fill="none" draw:fill-color="#eeeeee" draw:textarea-horizontal-align="justify" draw:textarea-vertical-align="middle" draw:auto-grow-height="false" fo:min-height="3.214cm" fo:min-width="19.06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1.184cm" fo:min-width="2.821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656cm" fo:min-width="4.493cm" fo:padding-top="0.139cm" fo:padding-bottom="0.139cm" fo:padding-left="0.264cm" fo:padding-right="0.264cm"/>
    </style:style>
    <style:style style:name="gr30" style:family="graphic" style:parent-style-name="objectwithoutfill">
      <style:graphic-properties svg:stroke-width="0.035cm" svg:stroke-color="#333333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style:font-name="Times New Roman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style:font-name="Times New Roman"/>
    </style:style>
    <style:style style:name="T1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3.492cm" svg:x="1cm" svg:y="9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1.588cm" svg:x="10.005cm" svg:y="6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1cm" svg:height="1.269cm" svg:x="9.534cm" svg:y="7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1cm" svg:height="1.27cm" svg:x="7.464cm" svg:y="6.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66cm" svg:height="0.534cm" svg:x="6.734cm" svg:y="8.3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2.552cm" svg:y="1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87cm" svg:height="1.588cm" svg:x="16.805cm" svg:y="1.75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954cm" svg:height="0.755cm" svg:x="3.618cm" svg:y="0.9cm">
          <draw:text-box>
            <text:p><text:span text:style-name="T1">Active</text:span><text:span text:style-name="T2"> tracks</text:span></text:p>
          </draw:text-box>
        </draw:frame>
        <draw:frame draw:style-name="gr8" draw:text-style-name="P2" draw:layer="layout" svg:width="3.486cm" svg:height="0.755cm" svg:x="8.654cm" svg:y="0.959cm">
          <draw:text-box>
            <text:p><text:span text:style-name="T1">Dormant </text:span><text:span text:style-name="T2">tracks</text:span></text:p>
          </draw:text-box>
        </draw:frame>
        <draw:frame draw:style-name="gr8" draw:text-style-name="P2" draw:layer="layout" svg:width="3.436cm" svg:height="0.755cm" svg:x="14.265cm" svg:y="0.959cm">
          <draw:text-box>
            <text:p><text:span text:style-name="T2">New </text:span><text:span text:style-name="T1">detections</text:span></text:p>
          </draw:text-box>
        </draw:frame>
        <draw:custom-shape draw:style-name="gr6" draw:text-style-name="P1" draw:layer="layout" svg:width="5.045cm" svg:height="2.958cm" svg:x="7.852cm" svg:y="1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13.452cm" svg:y="1.6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695cm" svg:height="4.245cm" svg:x="2.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627cm" svg:height="0.662cm" svg:x="6.277cm" svg:y="4.61cm">
          <draw:text-box>
            <text:p><text:span text:style-name="T3">Tracker</text:span><text:span text:style-name="T4"> input</text:span></text:p>
          </draw:text-box>
        </draw:frame>
        <draw:custom-shape draw:style-name="gr10" draw:text-style-name="P1" draw:layer="layout" svg:width="5.41cm" svg:height="4.245cm" svg:x="13.3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716cm" svg:height="0.662cm" svg:x="14.677cm" svg:y="4.611cm">
          <draw:text-box>
            <text:p><text:span text:style-name="T3">Detector</text:span><text:span text:style-name="T4"> input</text:span></text:p>
          </draw:text-box>
        </draw:frame>
        <draw:custom-shape draw:style-name="gr11" draw:text-style-name="P1" draw:layer="layout" svg:width="1.271cm" svg:height="1.27cm" svg:x="14.264cm" svg:y="2.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1cm" svg:height="1.269cm" svg:x="16.334cm" svg:y="3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1cm" svg:height="1.27cm" svg:x="3.469cm" svg:y="2.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11cm" svg:height="1.47cm" svg:x="6.069cm" svg:y="1.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366cm" svg:height="0.534cm" svg:x="13.534cm" svg:y="3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11cm" svg:height="1.47cm" svg:x="8.069cm" svg:y="1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11cm" svg:height="1.47cm" svg:x="9.969cm" svg:y="2.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8cm" svg:height="0.883cm" svg:x="12.142cm" svg:y="3.6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4.317cm" svg:height="3.772cm" svg:x="3.54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5.045cm" svg:height="2.958cm" svg:x="6.652cm" svg:y="6.0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11cm" svg:height="1.47cm" svg:x="6.869cm" svg:y="6.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11cm" svg:height="1.47cm" svg:x="8.769cm" svg:y="6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38cm" svg:height="0.883cm" svg:x="10.942cm" svg:y="8.05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993cm" svg:height="0.755cm" svg:x="7.554cm" svg:y="5.26cm">
          <draw:text-box>
            <text:p text:style-name="P4"><text:span text:style-name="T1">Non-Maximum Suppression</text:span></text:p>
          </draw:text-box>
        </draw:frame>
        <draw:custom-shape draw:style-name="gr21" draw:text-style-name="P1" draw:layer="layout" svg:width="1.271cm" svg:height="1.27cm" svg:x="7.569cm" svg:y="6.4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11cm" svg:height="1.47cm" svg:x="10.169cm" svg:y="6.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291cm" svg:height="1.807cm" svg:x="3.47cm" svg:y="6.097cm">
          <draw:text-box>
            <text:p><text:span text:style-name="T5">Priority </text:span><text:span text:style-name="T6">order:</text:span></text:p>
            <text:list text:style-name="L2">
              <text:list-item>
                <text:p><text:span text:style-name="T6">Active tracks</text:span></text:p>
              </text:list-item>
              <text:list-item>
                <text:p><text:span text:style-name="T6">Dormant tracks</text:span></text:p>
              </text:list-item>
              <text:list-item>
                <text:p><text:span text:style-name="T6">New detections</text:span></text:p>
              </text:list-item>
            </text:list>
          </draw:text-box>
        </draw:frame>
        <draw:custom-shape draw:style-name="gr3" draw:text-style-name="P1" draw:layer="layout" svg:width="1.271cm" svg:height="1.269cm" svg:x="15.434cm" svg:y="7.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66cm" svg:height="0.534cm" svg:x="12.634cm" svg:y="8.3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5.045cm" svg:height="2.958cm" svg:x="12.552cm" svg:y="6.0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11cm" svg:height="1.47cm" svg:x="12.769cm" svg:y="6.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11cm" svg:height="1.47cm" svg:x="14.669cm" svg:y="6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38cm" svg:height="0.883cm" svg:x="16.842cm" svg:y="8.0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1cm" svg:height="1.27cm" svg:x="13.469cm" svg:y="6.4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11cm" svg:height="1.47cm" svg:x="16.069cm" svg:y="6.2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11.697cm" svg:y1="7.531cm" svg:x2="12.552cm" svg:y2="7.531cm" draw:start-shape="id1" draw:start-glue-point="1" draw:end-shape="id2" draw:end-glue-point="3" svg:d="M11697 7531h855" svg:viewBox="0 0 856 1">
          <text:p/>
        </draw:connector>
        <draw:custom-shape draw:style-name="gr24" draw:text-style-name="P1" draw:layer="layout" svg:width="5.045cm" svg:height="2.958cm" svg:x="1.15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6.35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.045cm" svg:height="2.958cm" svg:x="11.55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1cm" svg:height="1.269cm" svg:x="14.434cm" svg:y="11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71cm" svg:height="1.27cm" svg:x="2.069cm" svg:y="10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11cm" svg:height="1.47cm" svg:x="4.669cm" svg:y="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6.56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8.469cm" svg:y="1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638cm" svg:height="0.883cm" svg:x="10.642cm" svg:y="1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3.475cm" svg:height="1.588cm" svg:x="16.892cm" svg:y="10.342cm">
          <text:p text:style-name="P6"><text:span text:style-name="T1">Resume</text:span><text:span text:style-name="T2"> <text:s/>dormant</text:span></text:p>
          <text:p text:style-name="P6"><text:span text:style-name="T2">trac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59cm" svg:height="3.492cm" svg:x="1cm" svg:y="12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1.152cm" svg:y="1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.045cm" svg:height="2.958cm" svg:x="6.352cm" svg:y="1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.045cm" svg:height="2.958cm" svg:x="11.552cm" svg:y="1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1cm" svg:height="1.269cm" svg:x="14.434cm" svg:y="14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71cm" svg:height="1.27cm" svg:x="2.069cm" svg:y="13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11cm" svg:height="1.47cm" svg:x="4.669cm" svg:y="13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1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6.569cm" svg:y="13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638cm" svg:height="0.883cm" svg:x="10.642cm" svg:y="1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3.475cm" svg:height="1.588cm" svg:x="16.892cm" svg:y="13.842cm">
          <text:p text:style-name="P6"><text:span text:style-name="T1">Suspend</text:span><text:span text:style-name="T2"> <text:s/>active</text:span></text:p>
          <text:p text:style-name="P6"><text:span text:style-name="T2">trac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59cm" svg:height="3.492cm" svg:x="1cm" svg:y="16.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6.352cm" svg:y="16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11.552cm" svg:y="16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1cm" svg:height="1.269cm" svg:x="14.434cm" svg:y="1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18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6.569cm" svg:y="16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638cm" svg:height="0.883cm" svg:x="10.642cm" svg:y="18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3.475cm" svg:height="1.588cm" svg:x="16.892cm" svg:y="17.342cm">
          <text:p text:style-name="P6"><text:span text:style-name="T1">Activate</text:span><text:span text:style-name="T2"> new</text:span></text:p>
          <text:p text:style-name="P6"><text:span text:style-name="T2">trac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59cm" svg:height="3.492cm" svg:x="1cm" svg:y="19.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045cm" svg:height="2.958cm" svg:x="11.552cm" svg:y="2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22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3.475cm" svg:height="1.588cm" svg:x="16.892cm" svg:y="20.842cm">
          <text:p text:style-name="P6"><text:span text:style-name="T1">Kill <text:s/></text:span><text:span text:style-name="T2">dormant</text:span></text:p>
          <text:p text:style-name="P6"><text:span text:style-name="T2">trac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211cm" svg:height="1.47cm" svg:x="3.269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.045cm" svg:height="2.958cm" svg:x="1.152cm" svg:y="16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71cm" svg:height="1.27cm" svg:x="2.069cm" svg:y="1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11cm" svg:height="1.47cm" svg:x="3.269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9.869cm" svg:y="16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1.152cm" svg:y="2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71cm" svg:height="1.27cm" svg:x="2.069cm" svg:y="2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11cm" svg:height="1.47cm" svg:x="3.269cm" svg:y="21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69cm" svg:x="4.034cm" svg:y="2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9.59cm" svg:height="3.492cm" svg:x="1cm" svg:y="23.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045cm" svg:height="2.958cm" svg:x="11.552cm" svg:y="2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2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3.475cm" svg:height="1.588cm" svg:x="16.892cm" svg:y="24.342cm">
          <text:p text:style-name="P6"><text:span text:style-name="T2">Solver </text:span><text:span text:style-name="T1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5.045cm" svg:height="2.958cm" svg:x="1.152cm" svg:y="2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271cm" svg:height="1.27cm" svg:x="2.069cm" svg:y="2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11cm" svg:height="1.47cm" svg:x="3.269cm" svg:y="24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69cm" svg:x="4.034cm" svg:y="2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6.352cm" svg:y="2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6.569cm" svg:y="20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638cm" svg:height="0.883cm" svg:x="10.642cm" svg:y="2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9.869cm" svg:y="2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5.045cm" svg:height="2.958cm" svg:x="6.352cm" svg:y="2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638cm" svg:height="0.883cm" svg:x="10.642cm" svg:y="25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211cm" svg:height="1.47cm" svg:x="9.869cm" svg:y="23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8.937cm" svg:y1="11.16cm" svg:x2="3.857cm" svg:y2="14.652cm">
          <text:p/>
        </draw:line>
        <draw:line draw:style-name="gr30" draw:text-style-name="P1" draw:layer="layout" svg:x1="5.136cm" svg:y1="14.017cm" svg:x2="10.525cm" svg:y2="17.51cm">
          <text:p/>
        </draw:line>
        <draw:line draw:style-name="gr30" draw:text-style-name="P1" draw:layer="layout" svg:x1="14.97cm" svg:y1="18.78cm" svg:x2="4.666cm" svg:y2="22.44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13:39:14.026000000</meta:creation-date>
    <meta:generator>LibreOffice/7.0.2.2$Windows_X86_64 LibreOffice_project/8349ace3c3162073abd90d81fd06dcfb6b36b994</meta:generator>
    <dc:date>2022-01-04T14:15:18.719000000</dc:date>
    <meta:editing-duration>PT35M57S</meta:editing-duration>
    <meta:editing-cycles>14</meta:editing-cycles>
    <meta:document-statistic meta:object-count="103"/>
  </office:meta>
</office:document-meta>
</file>